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" svg:font-family="'Times New Roma'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cm" table:align="margins" style:shadow="none"/>
    </style:style>
    <style:style style:name="Tabla1.A" style:family="table-column">
      <style:table-column-properties style:column-width="8.5cm" style:rel-column-width="32767*"/>
    </style:style>
    <style:style style:name="Tabla1.1" style:family="table-row">
      <style:table-row-properties style:min-row-height="0.609cm"/>
    </style:style>
    <style:style style:name="Tabla1.A1" style:family="table-cell">
      <style:table-cell-properties fo:padding="0.049cm" fo:border-left="none" fo:border-right="none" fo:border-top="0.05pt solid #000000" fo:border-bottom="0.05pt solid #000000"/>
    </style:style>
    <style:style style:name="Tabla1.A2" style:family="table-cell">
      <style:table-cell-properties fo:padding="0.049cm" fo:border-left="none" fo:border-right="none" fo:border-top="none" fo:border-bottom="0.05pt solid #000000"/>
    </style:style>
    <style:style style:name="P1" style:family="paragraph" style:parent-style-name="Text_20_body">
      <style:text-properties officeooo:rsid="0007021c" officeooo:paragraph-rsid="0007021c"/>
    </style:style>
    <style:style style:name="P2" style:family="paragraph" style:parent-style-name="Text_20_body">
      <style:text-properties officeooo:rsid="0007021c" officeooo:paragraph-rsid="00084432"/>
    </style:style>
    <style:style style:name="P3" style:family="paragraph" style:parent-style-name="Text_20_body">
      <style:text-properties officeooo:rsid="00084432" officeooo:paragraph-rsid="00084432"/>
    </style:style>
    <style:style style:name="P4" style:family="paragraph" style:parent-style-name="Text_20_body">
      <style:text-properties officeooo:rsid="00084432" officeooo:paragraph-rsid="0008796b"/>
    </style:style>
    <style:style style:name="P5" style:family="paragraph" style:parent-style-name="Text_20_body">
      <style:text-properties officeooo:rsid="000abc54" officeooo:paragraph-rsid="000abc54"/>
    </style:style>
    <style:style style:name="P6" style:family="paragraph" style:parent-style-name="Text_20_body">
      <style:text-properties officeooo:rsid="000ad07d" officeooo:paragraph-rsid="000ad07d"/>
    </style:style>
    <style:style style:name="P7" style:family="paragraph" style:parent-style-name="Text_20_body">
      <style:text-properties officeooo:rsid="000b634b" officeooo:paragraph-rsid="000b634b"/>
    </style:style>
    <style:style style:name="P8" style:family="paragraph" style:parent-style-name="Text_20_body">
      <style:text-properties officeooo:rsid="0023be2d" officeooo:paragraph-rsid="00258a51"/>
    </style:style>
    <style:style style:name="P9" style:family="paragraph" style:parent-style-name="Heading_20_1">
      <style:text-properties officeooo:rsid="00215002" officeooo:paragraph-rsid="00215002"/>
    </style:style>
    <style:style style:name="P10" style:family="paragraph" style:parent-style-name="Heading_20_1">
      <style:text-properties officeooo:rsid="00215002" officeooo:paragraph-rsid="002bb011"/>
    </style:style>
    <style:style style:name="P11" style:family="paragraph" style:parent-style-name="Heading_20_1">
      <style:paragraph-properties fo:break-before="page"/>
      <style:text-properties fo:font-size="30.2000007629395pt" officeooo:rsid="000cf4da" officeooo:paragraph-rsid="000cf4da" style:font-size-asian="18.2000007629395pt" style:font-size-complex="18.2000007629395pt"/>
    </style:style>
    <style:style style:name="P12" style:family="paragraph" style:parent-style-name="Text_20_body" style:list-style-name="L1">
      <style:text-properties officeooo:rsid="0007021c" officeooo:paragraph-rsid="0007021c"/>
    </style:style>
    <style:style style:name="P13" style:family="paragraph" style:parent-style-name="Text_20_body" style:list-style-name="L2">
      <style:text-properties officeooo:rsid="00084432" officeooo:paragraph-rsid="00084432"/>
    </style:style>
    <style:style style:name="P14" style:family="paragraph" style:parent-style-name="Text_20_body">
      <style:text-properties officeooo:rsid="00215002" officeooo:paragraph-rsid="0029355c"/>
    </style:style>
    <style:style style:name="P15" style:family="paragraph" style:parent-style-name="Text_20_body">
      <style:text-properties officeooo:rsid="002263b3" officeooo:paragraph-rsid="002bb011"/>
    </style:style>
    <style:style style:name="P16" style:family="paragraph" style:parent-style-name="Text_20_body">
      <style:text-properties officeooo:rsid="0029355c" officeooo:paragraph-rsid="002bb011"/>
    </style:style>
    <style:style style:name="P17" style:family="paragraph" style:parent-style-name="Text_20_body">
      <style:text-properties officeooo:rsid="0022a5a1" officeooo:paragraph-rsid="002bb011"/>
    </style:style>
    <style:style style:name="P18" style:family="paragraph" style:parent-style-name="Text_20_body">
      <style:text-properties officeooo:paragraph-rsid="00114e5d"/>
    </style:style>
    <style:style style:name="P19" style:family="paragraph" style:parent-style-name="Text_20_body">
      <style:text-properties officeooo:rsid="00285ca8" officeooo:paragraph-rsid="002bb011"/>
    </style:style>
    <style:style style:name="P20" style:family="paragraph" style:parent-style-name="Text_20_body">
      <style:text-properties officeooo:paragraph-rsid="002bb011"/>
    </style:style>
    <style:style style:name="P21" style:family="paragraph" style:parent-style-name="Text_20_body">
      <style:text-properties officeooo:rsid="002bb011" officeooo:paragraph-rsid="002bb011"/>
    </style:style>
    <style:style style:name="P22" style:family="paragraph" style:parent-style-name="Text_20_body">
      <style:text-properties style:text-underline-style="solid" style:text-underline-width="auto" style:text-underline-color="font-color"/>
    </style:style>
    <style:style style:name="P23" style:family="paragraph" style:parent-style-name="Text_20_body">
      <style:text-properties style:text-underline-style="solid" style:text-underline-width="auto" style:text-underline-color="font-color" officeooo:rsid="002bb011"/>
    </style:style>
    <style:style style:name="P24" style:family="paragraph" style:parent-style-name="Text_20_body">
      <style:text-properties style:text-underline-style="solid" style:text-underline-width="auto" style:text-underline-color="font-color" fo:font-weight="normal" officeooo:paragraph-rsid="002bb011" style:font-weight-asian="normal" style:font-weight-complex="normal"/>
    </style:style>
    <style:style style:name="P25" style:family="paragraph" style:parent-style-name="Text_20_body">
      <style:text-properties style:text-underline-style="solid" style:text-underline-width="auto" style:text-underline-color="font-color" fo:font-weight="normal" officeooo:rsid="002bb011" officeooo:paragraph-rsid="002bb011" style:font-weight-asian="normal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officeooo:rsid="002bb011" officeooo:paragraph-rsid="002bb011"/>
    </style:style>
    <style:style style:name="P27" style:family="paragraph" style:parent-style-name="Heading_20_2">
      <style:text-properties fo:font-size="20.1000003814697pt" style:text-underline-style="solid" style:text-underline-width="auto" style:text-underline-color="font-color" style:font-size-asian="16.1000003814697pt" style:font-size-complex="16.1000003814697pt"/>
    </style:style>
    <style:style style:name="P28" style:family="paragraph" style:parent-style-name="Heading_20_2">
      <style:text-properties style:text-underline-style="solid" style:text-underline-width="auto" style:text-underline-color="font-color" fo:font-weight="normal" officeooo:rsid="002bb011" officeooo:paragraph-rsid="002bb011" style:font-weight-asian="normal" style:font-weight-complex="normal"/>
    </style:style>
    <style:style style:name="P29" style:family="paragraph" style:parent-style-name="Footer">
      <style:paragraph-properties fo:text-align="end" style:justify-single-word="false"/>
      <style:text-properties fo:font-size="16pt" fo:background-color="transparent"/>
    </style:style>
    <style:style style:name="T1" style:family="text">
      <style:text-properties officeooo:rsid="00084432"/>
    </style:style>
    <style:style style:name="T2" style:family="text">
      <style:text-properties officeooo:rsid="0008796b"/>
    </style:style>
    <style:style style:name="T3" style:family="text">
      <style:text-properties officeooo:rsid="002263b3"/>
    </style:style>
    <style:style style:name="T4" style:family="text">
      <style:text-properties officeooo:rsid="00258a51"/>
    </style:style>
    <style:style style:name="T5" style:family="text">
      <style:text-properties officeooo:rsid="00271aed"/>
    </style:style>
    <style:style style:name="T6" style:family="text">
      <style:text-properties officeooo:rsid="0029355c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a27bf" style:font-style-asian="normal" style:font-weight-asian="normal" style:font-style-complex="normal" style:font-weight-complex="normal"/>
    </style:style>
    <style:style style:name="T9" style:family="text">
      <style:text-properties officeooo:rsid="002a27bf"/>
    </style:style>
    <style:style style:name="T10" style:family="text">
      <style:text-properties style:font-name="Liberation Serif" fo:font-size="12pt" fo:language="es" fo:country="MX" fo:font-style="normal" style:font-size-asian="12pt" style:font-style-asian="normal" style:font-name-complex="Arial2" style:font-size-complex="12pt" style:font-style-complex="normal"/>
    </style:style>
    <style:style style:name="T11" style:family="text">
      <style:text-properties style:font-name="Liberation Serif" fo:font-size="12pt" fo:language="es" fo:country="MX" fo:font-style="normal" officeooo:rsid="00285ca8" style:font-size-asian="12pt" style:font-style-asian="normal" style:font-name-complex="Arial2" style:font-size-complex="12pt" style:font-style-complex="normal"/>
    </style:style>
    <style:style style:name="T12" style:family="text">
      <style:text-properties style:font-name="Liberation Serif" fo:font-size="12pt" fo:language="es" fo:country="MX" fo:font-style="normal" officeooo:rsid="002a27bf" style:font-size-asian="12pt" style:font-style-asian="normal" style:font-name-complex="Arial2" style:font-size-complex="12pt" style:font-style-complex="normal"/>
    </style:style>
    <style:style style:name="T13" style:family="text">
      <style:text-properties style:font-name="Liberation Serif" fo:font-size="12pt" fo:language="es" fo:country="MX" fo:font-style="normal" officeooo:rsid="002bb011" style:font-size-asian="12pt" style:font-style-asian="normal" style:font-name-complex="Arial2" style:font-size-complex="12pt" style:font-style-complex="normal"/>
    </style:style>
    <style:style style:name="T14" style:family="text">
      <style:text-properties style:font-name="Liberation Serif" fo:font-style="normal" style:font-style-asian="normal" style:font-style-complex="normal"/>
    </style:style>
    <style:style style:name="T15" style:family="text">
      <style:text-properties officeooo:rsid="00114e5d"/>
    </style:style>
    <style:style style:name="T16" style:family="text">
      <style:text-properties officeooo:rsid="002bb011"/>
    </style:style>
    <style:style style:name="T17" style:family="text">
      <style:text-properties officeooo:rsid="002d2d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2">Título: <text:span text:style-name="T16">El Dilema de un Origen</text:span></text:h>
      <text:p text:style-name="P22"/>
      <text:p text:style-name="P23"/>
      <text:p text:style-name="P23"/>
      <text:h text:style-name="P28" text:outline-level="2">Categoría: C</text:h>
      <text:p text:style-name="P24"/>
      <text:p text:style-name="P24"/>
      <text:p text:style-name="P25"/>
      <text:h text:style-name="P28" text:outline-level="2">Expresión: Digital</text:h>
      <text:h text:style-name="P11" text:outline-level="1">El dilema de un origen</text:h>
      <text:h text:style-name="P9" text:outline-level="1">Introducción:</text:h>
      <text:p text:style-name="P14">La palabra "herencia" <text:span text:style-name="T3">hace referencia a caracteristicas fisicas, objetos y demas cosas que son recibidas por alguna otra persona</text:span></text:p>
      <text:p text:style-name="P8">Herencias, legados y ra<text:span text:style-name="T4">í</text:span>ces fue el tema que nos asignaron para realizar en las Olimpiadas Comunicacionales, nosotros nos <text:span text:style-name="T6">enfocamos</text:span> m<text:span text:style-name="T4">á</text:span>s <text:span text:style-name="T6">en la herencia de nuestros padres,</text:span> que no solo abarca las caracter<text:span text:style-name="T4">í</text:span>sticas f<text:span text:style-name="T4">í</text:span>sicas de una persona sino tambi<text:span text:style-name="T4">é</text:span>n <text:span text:style-name="T6">el afecto, el cariño, </text:span>las formas de reaccionar frente a ciertas situaciones, <text:span text:style-name="T6">etc.</text:span></text:p>
      <text:h text:style-name="P10" text:outline-level="1"><text:span text:style-name="T16">Desarrollo:</text:span></text:h>
      <text:p text:style-name="P15">Para la búsqueda de información se recurrió <text:span text:style-name="T6">la </text:span>we<text:span text:style-name="T4">b, </text:span>la ayuda de alumnos y <text:span text:style-name="T6">la ayuda de </text:span>profesores de las asignaturas de <text:span text:style-name="T6">lengua</text:span>. </text:p>
      <text:p text:style-name="P16">Lo que nosotros creamos fue un juego, animación, o aventura gráfica. En donde contamos una historia y permitimos al receptor que tome algunas decisiones que afectarán el transcurso de esta, <text:span text:style-name="T17">para interactuar se puede utilizar el mouse, o en el caso de que se acceda desde un celular o tablet, por medio de toques en la pantalla. </text:span></text:p>
      <text:p text:style-name="P20"><text:span text:style-name="T3">Para acceder a la página del juego debemos ingresar a </text:span><text:a xlink:type="simple" xlink:href="http://martinber.github.io/eldilemadeunorigen/" text:style-name="Internet_20_link" text:visited-style-name="Visited_20_Internet_20_Link"><text:span text:style-name="T3">http://martinber.github.io/eldilemadeunorigen/</text:span></text:a></text:p>
      <text:p text:style-name="P17">También tenemos una página de facebook y un blog <text:span text:style-name="T9">que </text:span>se pueden acceder desde la página mencionada anteriormente. <text:span text:style-name="T9">Allí</text:span> podrás ver cómo fuimos progresando en la creación</text:p>
      <text:p text:style-name="P20"><text:span text:style-name="T6">Todos los recursos que utilizamos, tanto como las imágenes, los sonidos, la música y el código fuente está disponible públicamente en GitHub: </text:span><text:a xlink:type="simple" xlink:href="https://github.com/martinber/eldilemadeunorigen" text:style-name="Internet_20_link" text:visited-style-name="Visited_20_Internet_20_Link"><text:span text:style-name="T6">https://github.com/martinber/eldilemadeunorigen</text:span></text:a></text:p>
      <text:p text:style-name="P19">Los dibujos utilizados en la animacion fueron realizados por nosotros, la musica <text:span text:style-name="T5">utilizada en el juego fue obtenida de </text:span><text:a xlink:type="simple" xlink:href="http://c418.bandcamp.com/" text:style-name="Internet_20_link" text:visited-style-name="Visited_20_Internet_20_Link"><text:span text:style-name="Citation"><text:span text:style-name="T7">c418.bandcamp.com</text:span></text:span></text:a></text:p>
      <text:p text:style-name="P19"><text:span text:style-name="Citation"><text:span text:style-name="T8">El nombre que elegimos es "El Dilema de un Origen", "Dilema" porque en el transcurso de la historia deberemos tomar decisiones, y "Origen" porque trata sobre la herencia, las raíces</text:span></text:span></text:p>
      <text:h text:style-name="Heading_20_1" text:outline-level="1"><text:soft-page-break/>Herramientas a utilizar:</text:h>
      <text:p text:style-name="P1">El lenguaje que utilizamos para hacer la aventura gráfica es Javascript, lo elegimos porque es un lenguaje que permite hacer aplicaciones web, y así poder usar el juego sin la necesidad de descargarlo. Otras ventajas que tiene el lenguaje:</text:p>
      <text:list xml:id="list2627960969808344514" text:style-name="L1">
        <text:list-item>
          <text:p text:style-name="P12">No es muy complejo</text:p>
        </text:list-item>
        <text:list-item>
          <text:p text:style-name="P12">Es ampliamente utilizado para este tipo de aplicaciones</text:p>
        </text:list-item>
        <text:list-item>
          <text:p text:style-name="P12">Hay mucha información sobre cómo usarlo</text:p>
        </text:list-item>
        <text:list-item>
          <text:p text:style-name="P12">Tiene muchas librerías, implementaciones, etc. <text:span text:style-name="T4">p</text:span>ara elegir</text:p>
        </text:list-item>
        <text:list-item>
          <text:p text:style-name="P12">No hace falta descargar nada para ejecutar las aplicaciones porque está incluido en todos los navegadores</text:p>
        </text:list-item>
      </text:list>
      <text:p text:style-name="P1">Otro lenguaje que podríamos haber utilizado es Java, <text:span text:style-name="T9">p</text:span>ero se necesita descargar Java para correr las aplicaciones, y las aplicaciones web son más complicadas de iniciar (antes de iniciarse muestran advertencias de seguridad, se necesita permitirlas, etc.). Otra herramienta que <text:span text:style-name="T4">también podríamos </text:span><text:s/>u<text:span text:style-name="T4">tilizar </text:span>porque es muy fácil de aprender es Game Maker pero es de pago si se quieren utilizar todas sus funciones.</text:p>
      <text:p text:style-name="P2"><text:span text:style-name="T1">B</text:span>uscamos algún tipo de framework o <text:span text:style-name="T1">base para Javascript que contiene todas las herramientas específicas para la creación de juegos y así simplificamos muchísimo la creación de la aventura gráfica.</text:span></text:p>
      <text:p text:style-name="P3">Hay inmensa cantidad de éstos, algunos que comparamos son:</text:p>
      <text:list xml:id="list5278113424538782138" text:style-name="L2">
        <text:list-item>
          <text:p text:style-name="P13">CreateJS</text:p>
        </text:list-item>
        <text:list-item>
          <text:p text:style-name="P13">Canvas Engine</text:p>
        </text:list-item>
        <text:list-item>
          <text:p text:style-name="P13">Phaser</text:p>
        </text:list-item>
        <text:list-item>
          <text:p text:style-name="P13">Project Avian</text:p>
        </text:list-item>
        <text:list-item>
          <text:p text:style-name="P13">pixi.js</text:p>
        </text:list-item>
      </text:list>
      <text:p text:style-name="P3">Al final nos decidimos por Phaser porque es muy popular y tiene gran cantidad de guías y tutoriales. Además es gratis y código libre.</text:p>
      <text:p text:style-name="P3">Los tutoriales que utilizamos son:</text:p>
      <text:p text:style-name="P3"><text:soft-page-break/><text:a xlink:type="simple" xlink:href="http://www.photonstorm.com/phaser/tutorial-making-your-first-phaser-game" text:style-name="Internet_20_link" text:visited-style-name="Visited_20_Internet_20_Link">http://www.photonstorm.com/phaser/tutorial-making-your-first-phaser-game</text:a></text:p>
      <text:p text:style-name="P3"><text:a xlink:type="simple" xlink:href="http://gamedolph.in/tutorials/setting-up-a-phaser-project/" text:style-name="Internet_20_link" text:visited-style-name="Visited_20_Internet_20_Link">http://gamedolph.in/tutorials/setting-up-a-phaser-project/</text:a></text:p>
      <text:p text:style-name="P4">Y además utilizamos una plantilla que viene con Phaser: <text:a xlink:type="simple" xlink:href="https://github.com/photonstorm/phaser/tree/master/resources/Project%20Templates/Basic" text:style-name="Internet_20_link" text:visited-style-name="Visited_20_Internet_20_Link"><text:span text:style-name="T2">https://github.com/photonstorm/phaser/tree/master/resources/Project%20Templates/Basic</text:span></text:a></text:p>
      <text:p text:style-name="P3">Como editor de texto utilizamos Kate, porque viene preinstalado en KDE (Linux), es fácil de usar y tiene muchas funciones.</text:p>
      <text:p text:style-name="P3">Para probar el juego utilizamos Firefox, <text:span text:style-name="T9">aunque también funciona en Chrome o cualquier navegador moderno</text:span></text:p>
      <text:p text:style-name="P5">Para realizar la fuente utilizamos la herramienta <text:a xlink:type="simple" xlink:href="http://www.myscriptfont.com/" text:style-name="Internet_20_link" text:visited-style-name="Visited_20_Internet_20_Link">www.myscriptfont.com</text:a> que te permite crear una fuente de computadora escaneando la forma en la que uno escribe a mano. Posteriormente convertimos la fuente generada en formato TTF a imagen y así poder utilizarla en el juego en <text:a xlink:type="simple" xlink:href="http://kvazars.com/littera/" text:style-name="Internet_20_link" text:visited-style-name="Visited_20_Internet_20_Link">http://kvazars.com/littera/</text:a> <text:s/></text:p>
      <text:p text:style-name="P6">Para maquetar la historia usamos mapas conceptuales, la herramienta que elegimos para realizarlos es CmapTools</text:p>
      <text:p text:style-name="P7">Para facilitar la programación usamos Git, que es un programa que maneja todos los cambios que le vamos haciendo al proyecto permitiendo volver a atras modificaciones realizadas en el proyecto, aprendi<text:span text:style-name="T9">mos</text:span> a usarlo usando este tutorial: <text:a xlink:type="simple" xlink:href="https://try.github.io/levels/1/challenges/1" text:style-name="Internet_20_link" text:visited-style-name="Visited_20_Internet_20_Link">https://try.github.io/levels/1/challenges/1</text:a></text:p>
      <text:p text:style-name="P7">Git es necesario para usar GitHub, que es una página en donde se pueden almacenar proyectos manejados con Git, crearles un sitio web, y además permite que todas las personas puedan ver el código fuente del proyecto. Usamos GitHub como servidor porque es gratis y permite que las personas vean el código</text:p>
      <text:p text:style-name="P18"><text:span text:style-name="T15">Para crear la pagina seguimos esta guía: </text:span><text:a xlink:type="simple" xlink:href="http://www.thinkful.com/learn/a-guide-to-using-github-pages/start/" text:style-name="Internet_20_link" text:visited-style-name="Visited_20_Internet_20_Link"><text:span text:style-name="T15">http://www.thinkful.com/learn/a-guide-to-using-github-pages/start/</text:span></text:a></text:p>
      <text:p text:style-name="Text_20_body"><text:span text:style-name="T11">Para la creación de nuestro blog, </text:span><text:span text:style-name="T12">tuvimos que primero crear una cuenta de Gmail para posteriormente poder utilizar el servicio Blogger</text:span><text:span text:style-name="T11">, en el sitio de</text:span><text:span text:style-name="T10"> </text:span><text:a xlink:type="simple" xlink:href="http://www.blogger.com/" text:style-name="Internet_20_link" text:visited-style-name="Visited_20_Internet_20_Link"><text:span text:style-name="T14">www.blogger.com</text:span></text:a><text:span text:style-name="T10">.</text:span></text:p>
      <text:p text:style-name="P20"><text:span text:style-name="T13">De manera similar, para crear la página de Facebook primero necesitamos poseer una cuenta en este servicio.</text:span></text:p>
      <text:h text:style-name="P10" text:outline-level="1"><text:soft-page-break/><text:span text:style-name="T16">Índice:</text:span></text:h>
      <text:p text:style-name="P21"/>
      <table:table table:name="Tabla1" table:style-name="Tabla1">
        <table:table-column table:style-name="Tabla1.A" table:number-columns-repeated="2"/>
        <table:table-row table:style-name="Tabla1.1">
          <table:table-cell table:style-name="Tabla1.A1" office:value-type="string">
            <text:p text:style-name="P21">Introducción</text:p>
          </table:table-cell>
          <table:table-cell table:style-name="Tabla1.A1" office:value-type="string">
            <text:p text:style-name="P26">1</text:p>
          </table:table-cell>
        </table:table-row>
        <table:table-row>
          <table:table-cell table:style-name="Tabla1.A2" office:value-type="string">
            <text:p text:style-name="P21">Desarrollo</text:p>
          </table:table-cell>
          <table:table-cell table:style-name="Tabla1.A2" office:value-type="string">
            <text:p text:style-name="P26">1</text:p>
          </table:table-cell>
        </table:table-row>
        <table:table-row>
          <table:table-cell table:style-name="Tabla1.A2" office:value-type="string">
            <text:p text:style-name="P21">Herramientas a utilizar</text:p>
          </table:table-cell>
          <table:table-cell table:style-name="Tabla1.A2" office:value-type="string">
            <text:p text:style-name="P26">2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" svg:font-family="'Times New Roma'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50%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6pt"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-<text:page-number text:select-page="current">5</text:page-number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39M58S</meta:editing-duration>
    <meta:editing-cycles>33</meta:editing-cycles>
    <meta:generator>LibreOffice/4.3.2.2.0$Linux_X86_64 LibreOffice_project/430m0$Build-2</meta:generator>
    <dc:date>2014-10-14T15:51:42.459924138</dc:date>
    <meta:document-statistic meta:table-count="1" meta:image-count="0" meta:object-count="0" meta:page-count="5" meta:paragraph-count="52" meta:word-count="766" meta:character-count="5147" meta:non-whitespace-character-count="4438"/>
    <meta:user-defined meta:name="Info 1"/>
    <meta:user-defined meta:name="Info 2"/>
    <meta:user-defined meta:name="Info 3"/>
    <meta:user-defined meta:name="Info 4"/>
  </office:meta>
</office:document-meta>
</file>